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Atkinson Hyperlegible" officeooo:rsid="00119339" officeooo:paragraph-rsid="00119339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16pt" fo:font-weight="bold" officeooo:rsid="00119339" officeooo:paragraph-rsid="0011933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tkinson Hyperlegible" officeooo:rsid="0011f47d" officeooo:paragraph-rsid="0011f47d"/>
    </style:style>
    <style:style style:name="P4" style:family="paragraph" style:parent-style-name="Standard">
      <style:text-properties style:font-name="Atkinson Hyperlegible" officeooo:paragraph-rsid="0011f47d"/>
    </style:style>
    <style:style style:name="P5" style:family="paragraph" style:parent-style-name="Standard">
      <style:text-properties style:font-name="Atkinson Hyperlegible" officeooo:rsid="0012e438" officeooo:paragraph-rsid="0012e438"/>
    </style:style>
    <style:style style:name="P6" style:family="paragraph" style:parent-style-name="Standard">
      <style:text-properties style:font-name="Atkinson Hyperlegible" officeooo:rsid="0012e438" officeooo:paragraph-rsid="001f460e"/>
    </style:style>
    <style:style style:name="P7" style:family="paragraph" style:parent-style-name="Standard">
      <style:text-properties style:font-name="Atkinson Hyperlegible" officeooo:paragraph-rsid="0012e438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Atkinson Hyperlegible" fo:font-size="12pt" fo:letter-spacing="normal" fo:font-style="normal" fo:font-weight="normal" officeooo:rsid="00180ff5" officeooo:paragraph-rsid="00180ff5" style:font-size-asian="12pt" style:font-size-complex="12pt"/>
    </style:style>
    <style:style style:name="P9" style:family="paragraph" style:parent-style-name="Standard">
      <style:text-properties style:font-name="Atkinson Hyperlegible" officeooo:rsid="0011f47d" officeooo:paragraph-rsid="0011f47d"/>
    </style:style>
    <style:style style:name="P10" style:family="paragraph" style:parent-style-name="Standard">
      <style:text-properties style:font-name="Atkinson Hyperlegible" fo:font-style="normal" style:text-underline-style="none" fo:font-weight="bold" officeooo:rsid="00119339" officeooo:paragraph-rsid="0011933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Atkinson Hyperlegible" fo:font-weight="bold" officeooo:rsid="0011f47d" officeooo:paragraph-rsid="0011f47d" style:font-weight-asian="bold" style:font-weight-complex="bold"/>
    </style:style>
    <style:style style:name="T1" style:family="text">
      <style:text-properties officeooo:rsid="0011f47d"/>
    </style:style>
    <style:style style:name="T2" style:family="text">
      <style:text-properties officeooo:rsid="0012e438"/>
    </style:style>
    <style:style style:name="T3" style:family="text">
      <style:text-properties officeooo:rsid="001dd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ÑOR TE OFRECEMOS EL VINO Y EL PAN</text:p>
      <text:p text:style-name="P8">Tomás de Aragüés Bernad</text:p>
      <text:p text:style-name="P1"/>
      <text:p text:style-name="P1">Mim <text:s text:c="39"/><text:span text:style-name="T1">Re <text:s text:c="15"/></text:span><text:span text:style-name="T3">Sol</text:span></text:p>
      <text:p text:style-name="P10">SEÑOR, TE OFRECEMOS EL VINO Y EL PAN,</text:p>
      <text:p text:style-name="P3">Mim <text:s text:c="31"/>Si7 <text:s text:c="12"/>Mim</text:p>
      <text:p text:style-name="P11">ASÍ RECORDAMOS LA CENA PASCUAL.</text:p>
      <text:p text:style-name="P3"/>
      <text:p text:style-name="P3">Mim <text:s text:c="27"/>Re <text:s text:c="9"/>Mim</text:p>
      <text:p text:style-name="P3">1. Porque sólo tú eres bueno, Señor,</text:p>
      <text:p text:style-name="P3"><text:s text:c="6"/>Re <text:s text:c="11"/>Sol</text:p>
      <text:p text:style-name="P3">queremos cantar. </text:p>
      <text:p text:style-name="P7"><text:span text:style-name="T1"><text:s text:c="5"/>Lam <text:s text:c="9"/>Sim</text:span> <text:s text:c="3"/><text:span text:style-name="T1">Sol <text:s text:c="18"/>Si7</text:span></text:p>
      <text:p text:style-name="P7"><text:span text:style-name="T2">T</text:span>us misericordias, ¿Quién podrá cantar?</text:p>
      <text:p text:style-name="P4"/>
      <text:p text:style-name="P5">2. <text:s/>Sólo Tú eres de los dioses el Dios,</text:p>
      <text:p text:style-name="P5">tuyo es nuestro afán.</text:p>
      <text:p text:style-name="P5">Tus misericordias, ¿Quién podrá cantar?</text:p>
      <text:p text:style-name="P5"/>
      <text:p text:style-name="P5">3. Sólo Tú eres nuestro auxilio, Señor,</text:p>
      <text:p text:style-name="P5">tú nos salvarás.</text:p>
      <text:p text:style-name="P6">Tus misericordias, ¿Quién podrá cantar?</text:p>
      <text:p text:style-name="P5"/>
      <text:p text:style-name="P5">4. Tú eres nuestra fortaleza, Señor,</text:p>
      <text:p text:style-name="P5">¿Quién nos vencerá?</text:p>
      <text:p text:style-name="P5">Tus misericordias, ¿Quién podrá cantar?</text:p>
      <text:p text:style-name="P5"/>
      <text:p text:style-name="P5">5. Eres poderoso y Santo, Señor;</text:p>
      <text:p text:style-name="P5">danos santidad.</text:p>
      <text:p text:style-name="P5">Tus misericordias, ¿Quién podrá cantar?</text:p>
      <text:p text:style-name="P5"/>
      <text:p text:style-name="P5">6. Sólo tu poder y gloria, Señor,</text:p>
      <text:p text:style-name="P5">nos libertará.</text:p>
      <text:p text:style-name="P5">Tus misericordias, ¿Quién podrá cantar?</text:p>
      <text:p text:style-name="P5"/>
      <text:p text:style-name="P5">7. Te ofrecemos nuestras vidas, Señor,</text:p>
      <text:p text:style-name="P5">en torno a tu altar.</text:p>
      <text:p text:style-name="P5">Tus misericordias, ¿Quién podrá cantar?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23:13.213037920</meta:creation-date>
    <dc:date>2024-01-15T17:00:12.990398046</dc:date>
    <meta:editing-duration>PT3H27M20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1" meta:paragraph-count="30" meta:word-count="144" meta:character-count="1011" meta:non-whitespace-character-count="710"/>
  </office:meta>
</office:document-meta>
</file>